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wagner</text:initial-creator></text:p>
      <text:p text:style-name="OrgSubtitle"/>
      <text:p text:style-name="Text_20_body">These default coding systems were tried to encode text
in the buffer `eteczl-projeto-interdisciplinar.org':
  (iso-latin-1-unix (32374 . 8211))
However, each of them encountered characters it couldn't encode:
  iso-latin-1-unix cannot encode these: –
</text:p>
      <text:p text:style-name="Text_20_body">Click on a character (or switch to this window by `C-x o'
and select the characters by RET) to jump to the place it appears,
where `C-u C-x =' will give information about it.
</text:p>
      <text:p text:style-name="Text_20_body">Select one of the safe coding systems listed below,
or cancel the writing with C-g and edit the buffer
   to remove or modify the problematic characters,
or specify any other coding system (and risk losing
   the problematic characters).
</text:p>
      <text:p text:style-name="Text_20_body">windows-1252 utf-8 euc-jis-2004 iso-2022-jp-2004 next macintosh
windows-1254 gb18030 utf-7 utf-16 utf-16be-with-signature
utf-16le-with-signature utf-16be utf-16le iso-2022-7bit utf-8-auto
utf-8-with-signature utf-8-hfs japanese-shift-jis-2004 utf-7-imap
utf-8-emacs prefer-utf-8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agner</dc:creator>
    <meta:initial-creator>wagner</meta:initial-creator>
    <dc:date>2017-01-20T14:51:04</dc:date>
    <meta:creation-date>2017-01-20T14:51:04</meta:creation-date>
    <meta:generator>Emacs 24.5.1 (Org mode 8.3.5)</meta:generator>
    <meta:keyword/>
    <dc:subject/>
    <dc:title/>
  </office:meta>
</office:document-meta>
</file>